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3766e" draw:marker-start-width="0.279cm" draw:marker-end-width="0.279cm" draw:opacity="0%" draw:textarea-horizontal-align="justify" draw:textarea-vertical-align="middle" draw:auto-grow-height="false" fo:min-height="1.048cm" fo:min-width="1.29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33766e" draw:marker-start-width="0.279cm" draw:marker-end-width="0.279cm" draw:opacity="0%" draw:textarea-horizontal-align="justify" draw:textarea-vertical-align="middle" draw:auto-grow-height="false" fo:min-height="0.268cm" fo:min-width="0.70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33766e" draw:marker-start-width="0.279cm" draw:marker-end-width="0.279cm" draw:opacity="0%" draw:textarea-horizontal-align="justify" draw:textarea-vertical-align="middle" draw:auto-grow-height="false" fo:min-height="0.255cm" fo:min-width="0.796cm" fo:padding-top="0.151cm" fo:padding-bottom="0.151cm" fo:padding-left="0.276cm" fo:padding-right="0.276cm"/>
    </style:style>
    <style:style style:name="gr4" style:family="graphic" style:parent-style-name="standard">
      <style:graphic-properties draw:stroke="solid" draw:stroke-dash="Ultrafine_20_Dashed" svg:stroke-width="0.053cm" svg:stroke-color="#33766e" draw:marker-start-width="0.279cm" draw:marker-end-width="0.279cm" draw:opacity="0%" draw:textarea-horizontal-align="justify" draw:textarea-vertical-align="middle" draw:auto-grow-height="false" fo:min-height="1.698cm" fo:min-width="4.687cm" fo:padding-top="0.151cm" fo:padding-bottom="0.151cm" fo:padding-left="0.276cm" fo:padding-right="0.276cm"/>
    </style:style>
    <style:style style:name="gr5" style:family="graphic" style:parent-style-name="standard">
      <style:graphic-properties draw:stroke="solid" draw:stroke-dash="Ultrafine_20_Dashed" svg:stroke-width="0.053cm" svg:stroke-color="#33766e" draw:marker-start-width="0.279cm" draw:marker-end-width="0.279cm" draw:opacity="0%" draw:textarea-horizontal-align="justify" draw:textarea-vertical-align="middle" draw:auto-grow-height="false" fo:min-height="1.887cm" fo:min-width="4.284cm" fo:padding-top="0.151cm" fo:padding-bottom="0.151cm" fo:padding-left="0.276cm" fo:padding-right="0.276cm"/>
    </style:style>
    <style:style style:name="gr6" style:family="graphic" style:parent-style-name="standard">
      <style:graphic-properties draw:stroke="solid" draw:stroke-dash="Ultrafine_20_Dashed" svg:stroke-width="0.053cm" svg:stroke-color="#33766e" draw:marker-start-width="0.279cm" draw:marker-end-width="0.279cm" draw:opacity="0%" draw:textarea-horizontal-align="justify" draw:textarea-vertical-align="middle" draw:auto-grow-height="false" fo:min-height="0.869cm" fo:min-width="2.748cm" fo:padding-top="0.151cm" fo:padding-bottom="0.151cm" fo:padding-left="0.276cm" fo:padding-right="0.276cm"/>
    </style:style>
    <style:style style:name="gr7" style:family="graphic" style:parent-style-name="standard">
      <style:graphic-properties draw:stroke="solid" draw:stroke-dash="Ultrafine_20_Dashed" svg:stroke-width="0.053cm" svg:stroke-color="#33766e" draw:marker-start-width="0.279cm" draw:marker-end-width="0.279cm" draw:opacity="0%" draw:textarea-horizontal-align="justify" draw:textarea-vertical-align="middle" draw:auto-grow-height="false" fo:min-height="1.698cm" fo:min-width="3.384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33766e" draw:marker-start-width="0.279cm" draw:marker-end-width="0.279cm" draw:opacity="0%" draw:textarea-horizontal-align="justify" draw:textarea-vertical-align="middle" draw:auto-grow-height="false" fo:min-height="1.048cm" fo:min-width="1.508cm" fo:padding-top="0.151cm" fo:padding-bottom="0.151cm" fo:padding-left="0.276cm" fo:padding-right="0.276cm"/>
    </style:style>
    <style:style style:name="gr9" style:family="graphic" style:parent-style-name="objectwithoutfill">
      <style:graphic-properties svg:stroke-color="#33766e" draw:marker-end="Arrow" draw:marker-end-width="0.3cm" draw:fill="none" draw:textarea-vertical-align="middle"/>
    </style:style>
    <style:style style:name="gr10" style:family="graphic" style:parent-style-name="standard">
      <style:graphic-properties draw:stroke="solid" draw:stroke-dash="Ultrafine_20_Dashed" svg:stroke-width="0.053cm" svg:stroke-color="#33766e" draw:marker-start-width="0.279cm" draw:marker-end-width="0.279cm" draw:opacity="0%" draw:textarea-horizontal-align="justify" draw:textarea-vertical-align="middle" draw:auto-grow-height="false" fo:min-height="1.298cm" fo:min-width="3.74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33766e" draw:marker-start-width="0.279cm" draw:marker-end-width="0.279cm" draw:opacity="0%" draw:textarea-horizontal-align="justify" draw:textarea-vertical-align="middle" draw:auto-grow-height="false" fo:min-height="1.598cm" fo:min-width="1.898cm" fo:padding-top="0.151cm" fo:padding-bottom="0.151cm" fo:padding-left="0.276cm" fo:padding-right="0.276cm"/>
    </style:style>
    <style:style style:name="gr12" style:family="graphic" style:parent-style-name="standard">
      <style:graphic-properties draw:stroke="solid" draw:stroke-dash="Ultrafine_20_Dashed" svg:stroke-width="0.053cm" svg:stroke-color="#33766e" draw:marker-start-width="0.279cm" draw:marker-end-width="0.279cm" draw:opacity="0%" draw:textarea-horizontal-align="justify" draw:textarea-vertical-align="middle" draw:auto-grow-height="false" fo:min-height="1.698cm" fo:min-width="4.848cm" fo:padding-top="0.151cm" fo:padding-bottom="0.151cm" fo:padding-left="0.276cm" fo:padding-right="0.276cm"/>
    </style:style>
    <style:style style:name="gr13" style:family="graphic" style:parent-style-name="standard">
      <style:graphic-properties draw:stroke="solid" draw:stroke-dash="Ultrafine_20_Dashed" svg:stroke-width="0.053cm" svg:stroke-color="#33766e" draw:marker-start-width="0.279cm" draw:marker-end-width="0.279cm" draw:opacity="0%" draw:textarea-horizontal-align="justify" draw:textarea-vertical-align="middle" draw:auto-grow-height="false" fo:min-height="1.798cm" fo:min-width="3.848cm" fo:padding-top="0.151cm" fo:padding-bottom="0.151cm" fo:padding-left="0.276cm" fo:padding-right="0.276cm"/>
    </style:style>
    <style:style style:name="gr14" style:family="graphic" style:parent-style-name="standard">
      <style:graphic-properties draw:stroke="solid" draw:stroke-dash="Ultrafine_20_Dashed" svg:stroke-width="0.053cm" svg:stroke-color="#33766e" draw:marker-start-width="0.279cm" draw:marker-end-width="0.279cm" draw:opacity="0%" draw:textarea-horizontal-align="justify" draw:textarea-vertical-align="middle" draw:auto-grow-height="false" fo:min-height="2.398cm" fo:min-width="4.4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33766e" draw:marker-start-width="0.279cm" draw:marker-end-width="0.279cm" draw:opacity="0%" draw:textarea-horizontal-align="justify" draw:textarea-vertical-align="middle" draw:auto-grow-height="false" fo:min-height="1.698cm" fo:min-width="1.598cm" fo:padding-top="0.151cm" fo:padding-bottom="0.151cm" fo:padding-left="0.276cm" fo:padding-right="0.276cm"/>
    </style:style>
    <style:style style:name="gr16" style:family="graphic" style:parent-style-name="standard">
      <style:graphic-properties draw:stroke="solid" draw:stroke-dash="Ultrafine_20_Dashed" svg:stroke-width="0.053cm" svg:stroke-color="#33766e" draw:marker-start-width="0.279cm" draw:marker-end-width="0.279cm" draw:fill-color="#5f9f7e" draw:opacity="40%" draw:textarea-horizontal-align="justify" draw:textarea-vertical-align="middle" draw:auto-grow-height="false" fo:min-height="0.688cm" fo:min-width="2.838cm" fo:padding-top="0.151cm" fo:padding-bottom="0.151cm" fo:padding-left="0.276cm" fo:padding-right="0.276cm"/>
    </style:style>
    <style:style style:name="gr17" style:family="graphic" style:parent-style-name="standard">
      <style:graphic-properties draw:stroke="solid" draw:stroke-dash="Ultrafine_20_Dashed" svg:stroke-width="0.053cm" svg:stroke-color="#33766e" draw:marker-start-width="0.279cm" draw:marker-end-width="0.279cm" draw:opacity="0%" draw:textarea-horizontal-align="justify" draw:textarea-vertical-align="middle" draw:auto-grow-height="false" fo:min-height="1.698cm" fo:min-width="3.648cm" fo:padding-top="0.151cm" fo:padding-bottom="0.151cm" fo:padding-left="0.276cm" fo:padding-right="0.276cm"/>
    </style:style>
    <style:style style:name="gr18" style:family="graphic" style:parent-style-name="standard">
      <style:graphic-properties draw:stroke="solid" draw:stroke-dash="Ultrafine_20_Dashed" svg:stroke-width="0.053cm" svg:stroke-color="#33766e" draw:marker-start-width="0.279cm" draw:marker-end-width="0.279cm" draw:opacity="0%" draw:textarea-horizontal-align="justify" draw:textarea-vertical-align="middle" draw:auto-grow-height="false" fo:min-height="1.598cm" fo:min-width="3.748cm" fo:padding-top="0.151cm" fo:padding-bottom="0.151cm" fo:padding-left="0.276cm" fo:padding-right="0.276cm"/>
    </style:style>
    <style:style style:name="gr19" style:family="graphic" style:parent-style-name="objectwithoutfill">
      <style:graphic-properties svg:stroke-color="#ff7f00" draw:marker-end="Arrow" draw:marker-end-width="0.3cm" draw:fill="none" draw:textarea-vertical-align="middle"/>
    </style:style>
    <style:style style:name="gr20" style:family="graphic" style:parent-style-name="standard">
      <style:graphic-properties svg:stroke-width="0.018cm" svg:stroke-color="#33766e" draw:marker-start-width="0.227cm" draw:marker-end-width="0.227cm" svg:stroke-opacity="0%" draw:fill-color="#33766e" draw:opacity="100%" draw:opacity-name="" draw:textarea-vertical-align="middle" draw:auto-grow-height="false" fo:min-height="1.35cm" fo:min-width="1.1cm" fo:padding-top="0.134cm" fo:padding-bottom="0.134cm" fo:padding-left="0.259cm" fo:padding-right="0.259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opacity="0%"/>
      <style:paragraph-properties fo:text-align="center"/>
      <style:text-properties fo:color="#33766e" fo:font-size="12pt" style:font-size-asian="14pt" style:font-size-complex="14pt"/>
    </style:style>
    <style:style style:name="P3" style:family="paragraph">
      <style:paragraph-properties fo:text-align="center"/>
      <style:text-properties fo:font-size="12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fo:color="#33766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33766e" fo:font-size="12pt" fo:font-weight="bold" style:font-weight-asian="bold" style:font-weight-complex="bold"/>
    </style:style>
    <style:style style:name="P7" style:family="paragraph">
      <loext:graphic-properties draw:fill-color="#5f9f7e" draw:opacity="40%"/>
      <style:paragraph-properties fo:text-align="center"/>
      <style:text-properties fo:color="#33766e" fo:font-size="12pt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-color="#33766e" draw:opacity="100%"/>
      <style:paragraph-properties fo:text-align="center"/>
      <style:text-properties fo:color="#33766e" fo:font-size="12pt" style:font-size-asian="12pt" style:font-size-complex="12pt"/>
    </style:style>
    <style:style style:name="T1" style:family="text">
      <style:text-properties fo:color="#33766e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3766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7cm" svg:height="2.7cm" svg:x="8.9cm" svg:y="13.251cm">
          <text:p text:style-name="P1"><text:span text:style-name="T1">L’utilisateur</text:span></text:p>
          <text:p text:style-name="P1"><text:span text:style-name="T1">existe 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2" xml:id="id4" draw:id="id4" draw:layer="layout" svg:width="1.316cm" svg:height="0.63cm" svg:x="10.084cm" svg:y="17.483cm">
          <text:p text:style-name="P3"><text:span text:style-name="T1">N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1.408cm" svg:height="0.617cm" svg:x="14.44cm" svg:y="14.3cm">
          <text:p text:style-name="P3"><text:span text:style-name="T1">O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5.239cm" svg:height="2cm" svg:x="1.5cm" svg:y="13.6cm">
          <text:p text:style-name="P3"><text:span text:style-name="T1">Initialisation de la base</text:span></text:p>
          <text:p text:style-name="P3"><text:span text:style-name="T1">de données, récupération</text:span></text:p>
          <text:p text:style-name="P3"><text:span text:style-name="T1">des données utilisateu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4.836cm" svg:height="2.189cm" svg:x="12.764cm" svg:y="16.711cm">
          <text:p text:style-name="P3"><text:span text:style-name="T1">Affichage de la page de</text:span></text:p>
          <text:p text:style-name="P3"><text:span text:style-name="T1">login et remplissage du</text:span></text:p>
          <text:p text:style-name="P3"><text:span text:style-name="T1">formulaire de connex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3.3cm" svg:height="1.171cm" svg:x="19.5cm" svg:y="14.029cm">
          <text:p text:style-name="P3"><text:span text:style-name="T1">Connexion à la</text:span></text:p>
          <text:p text:style-name="P3"><text:span text:style-name="T1">boite mail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3.936cm" svg:height="2cm" svg:x="19.183cm" svg:y="16.8cm">
          <text:p text:style-name="P3"><text:span text:style-name="T1">Enregistrement des</text:span></text:p>
          <text:p text:style-name="P3"><text:span text:style-name="T1">données dans la</text:span></text:p>
          <text:p text:style-name="P3"><text:span text:style-name="T1">base de donné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119cm" svg:height="2.7cm" svg:x="24.281cm" svg:y="13.266cm">
          <text:p text:style-name="P1"><text:span text:style-name="T1">La connexion</text:span></text:p>
          <text:p text:style-name="P1"><text:span text:style-name="T1">à reussi 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2" xml:id="id11" draw:id="id11" draw:layer="layout" svg:width="1.408cm" svg:height="0.617cm" svg:x="25.634cm" svg:y="11.783cm">
          <text:p text:style-name="P3"><text:span text:style-name="T1">O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1.316cm" svg:height="0.63cm" svg:x="25.684cm" svg:y="17.4cm">
          <text:p text:style-name="P3"><text:span text:style-name="T1">N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svg:x1="6.739cm" svg:y1="14.6cm" svg:x2="8.9cm" svg:y2="14.601cm" draw:start-shape="id1" draw:start-glue-point="1" draw:end-shape="id2" draw:end-glue-point="5" svg:d="M6739 14600h1080v1h1081" svg:viewBox="0 0 2162 2">
          <text:p/>
        </draw:connector>
        <draw:connector draw:style-name="gr9" draw:text-style-name="P4" draw:layer="layout" svg:x1="12.6cm" svg:y1="14.601cm" svg:x2="14.44cm" svg:y2="14.608cm" draw:start-shape="id2" draw:start-glue-point="7" draw:end-shape="id3" draw:end-glue-point="3" svg:d="M12600 14601h921v7h919" svg:viewBox="0 0 1841 8">
          <text:p/>
        </draw:connector>
        <draw:connector draw:style-name="gr9" draw:text-style-name="P4" draw:layer="layout" svg:x1="10.75cm" svg:y1="15.951cm" svg:x2="10.742cm" svg:y2="17.483cm" draw:start-shape="id2" draw:start-glue-point="6" draw:end-shape="id4" draw:end-glue-point="0" svg:d="M10750 15951v767h-8v765" svg:viewBox="0 0 9 1533">
          <text:p/>
        </draw:connector>
        <draw:connector draw:style-name="gr9" draw:text-style-name="P4" draw:layer="layout" svg:x1="15.848cm" svg:y1="14.608cm" svg:x2="19.5cm" svg:y2="14.614cm" draw:start-shape="id3" draw:start-glue-point="1" draw:end-shape="id5" draw:end-glue-point="3" svg:d="M15848 14608h1827v6h1825" svg:viewBox="0 0 3653 7">
          <text:p/>
        </draw:connector>
        <draw:connector draw:style-name="gr9" draw:text-style-name="P4" draw:layer="layout" svg:x1="22.8cm" svg:y1="14.614cm" svg:x2="24.281cm" svg:y2="14.616cm" draw:start-shape="id5" draw:start-glue-point="1" draw:end-shape="id6" draw:end-glue-point="5" svg:d="M22800 14614h740v2h741" svg:viewBox="0 0 1482 3">
          <text:p/>
        </draw:connector>
        <draw:connector draw:style-name="gr9" draw:text-style-name="P4" draw:layer="layout" svg:x1="26.341cm" svg:y1="15.966cm" svg:x2="26.342cm" svg:y2="17.4cm" draw:start-shape="id6" draw:start-glue-point="6" draw:end-shape="id7" draw:end-glue-point="0" svg:d="M26341 15966v718h1v716" svg:viewBox="0 0 2 1435">
          <text:p/>
        </draw:connector>
        <draw:connector draw:style-name="gr9" draw:text-style-name="P4" draw:layer="layout" draw:line-skew="0.274cm" svg:x1="26.342cm" svg:y1="18.03cm" svg:x2="15.182cm" svg:y2="18.9cm" draw:start-shape="id7" draw:start-glue-point="2" draw:end-shape="id8" draw:end-glue-point="2" svg:d="M26342 18030v1670h-11160v-800" svg:viewBox="0 0 11161 1671">
          <text:p/>
        </draw:connector>
        <draw:connector draw:style-name="gr9" draw:text-style-name="P4" draw:layer="layout" svg:x1="11.4cm" svg:y1="17.798cm" svg:x2="12.764cm" svg:y2="17.805cm" draw:start-shape="id4" draw:start-glue-point="1" draw:end-shape="id8" draw:end-glue-point="3" svg:d="M11400 17798h683v7h681" svg:viewBox="0 0 1365 8">
          <text:p/>
        </draw:connector>
        <draw:connector draw:style-name="gr9" draw:text-style-name="P5" draw:layer="layout" svg:x1="17.6cm" svg:y1="17.805cm" svg:x2="19.183cm" svg:y2="17.8cm" draw:start-shape="id8" draw:start-glue-point="1" draw:end-shape="id9" draw:end-glue-point="3" svg:d="M17600 17805h792v-5h791" svg:viewBox="0 0 1584 6">
          <text:p/>
        </draw:connector>
        <draw:connector draw:style-name="gr9" draw:text-style-name="P4" draw:layer="layout" svg:x1="21.151cm" svg:y1="16.8cm" svg:x2="21.15cm" svg:y2="15.2cm" draw:start-shape="id9" draw:start-glue-point="0" draw:end-shape="id5" draw:end-glue-point="2" svg:d="M21151 16800v-800h-1v-800" svg:viewBox="0 0 2 1601">
          <text:p/>
        </draw:connector>
        <draw:connector draw:style-name="gr9" draw:text-style-name="P5" draw:layer="layout" svg:x1="4.117cm" svg:y1="17.2cm" svg:x2="4.119cm" svg:y2="15.6cm" draw:start-shape="id10" draw:start-glue-point="0" draw:end-shape="id1" draw:end-glue-point="2" svg:d="M4117 17200v-800h2v-800" svg:viewBox="0 0 3 1601">
          <text:p/>
        </draw:connector>
        <draw:custom-shape draw:style-name="gr10" draw:text-style-name="P2" xml:id="id12" draw:id="id12" draw:layer="layout" svg:width="4.3cm" svg:height="1.6cm" svg:x="24.183cm" svg:y="9.1cm">
          <text:p text:style-name="P3"><text:span text:style-name="T1">Affichage de la</text:span></text:p>
          <text:p text:style-name="P3"><text:span text:style-name="T1">fenêtre de traitement</text:span></text:p>
          <text:p text:style-name="P3"><text:span text:style-name="T1">des fichi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3" draw:id="id13" draw:layer="layout" svg:width="4.9cm" svg:height="3.8cm" svg:x="23.883cm" svg:y="4.2cm">
          <text:p text:style-name="P1"><text:span text:style-name="T1">Synchronisation</text:span></text:p>
          <text:p text:style-name="P1"><text:span text:style-name="T1">Initiale nécessaire 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2" xml:id="id14" draw:id="id14" draw:layer="layout" svg:width="1.408cm" svg:height="0.617cm" svg:x="25.626cm" svg:y="2.183cm">
          <text:p text:style-name="P3"><text:span text:style-name="T1">O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1.316cm" svg:height="0.63cm" svg:x="21.484cm" svg:y="5.787cm">
          <text:p text:style-name="P3"><text:span text:style-name="T1">N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5" draw:id="id15" draw:layer="layout" svg:width="5.4cm" svg:height="2cm" svg:x="15.4cm" svg:y="1.483cm">
          <text:p text:style-name="P3"><text:span text:style-name="T1">Synchronisation Initiale,</text:span></text:p>
          <text:p text:style-name="P3"><text:span text:style-name="T1">téléchargement des fichi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6" draw:id="id16" draw:layer="layout" svg:width="4.4cm" svg:height="2.1cm" svg:x="15.9cm" svg:y="5.051cm">
          <text:p text:style-name="P3"><text:span text:style-name="T1">Synchronisation</text:span></text:p>
          <text:p text:style-name="P3"><text:span text:style-name="T1">au démarrage et</text:span></text:p>
          <text:p text:style-name="P3"><text:span text:style-name="T1">mise à jour de</text:span></text:p>
          <text:p text:style-name="P3"><text:span text:style-name="T1">l’indexe des dossi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8" draw:id="id18" draw:layer="layout" svg:width="5cm" svg:height="2.7cm" svg:x="9.483cm" svg:y="4.751cm">
          <text:p text:style-name="P3"><text:span text:style-name="T1">Attente de modification</text:span></text:p>
          <text:p text:style-name="P3"><text:span text:style-name="T1">de fichier dans</text:span></text:p>
          <text:p text:style-name="P3"><text:span text:style-name="T1">le dossier racine ou de</text:span></text:p>
          <text:p text:style-name="P3"><text:span text:style-name="T1">clic sur le bouton</text:span></text:p>
          <text:p text:style-name="P3"><text:span text:style-name="T1">de synchron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19" draw:id="id19" draw:layer="layout" svg:width="4.3cm" svg:height="4cm" svg:x="0.9cm" svg:y="4.1cm">
          <text:p text:style-name="P1"><text:span text:style-name="T1">Besoin de</text:span></text:p>
          <text:p text:style-name="P1"><text:span text:style-name="T1">synchronisation 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2" xml:id="id20" draw:id="id20" draw:layer="layout" svg:width="1.316cm" svg:height="0.63cm" svg:x="2.4cm" svg:y="2.2cm">
          <text:p text:style-name="P3"><text:span text:style-name="T1">N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10" draw:id="id10" draw:layer="layout" svg:width="3.8cm" svg:height="1.4cm" svg:x="2.217cm" svg:y="17.2cm">
          <text:p text:style-name="P6"><text:span text:style-name="T2">Démarrage de</text:span></text:p>
          <text:p text:style-name="P6"><text:span text:style-name="T2">l’application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2" xml:id="id21" draw:id="id21" draw:layer="layout" svg:width="1.408cm" svg:height="0.617cm" svg:x="2.343cm" svg:y="10.2cm">
          <text:p text:style-name="P3"><text:span text:style-name="T1">O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22" draw:id="id22" draw:layer="layout" svg:width="4.2cm" svg:height="2cm" svg:x="4.713cm" svg:y="9.5cm">
          <text:p text:style-name="P3"><text:span text:style-name="T1">Mise à jour des</text:span></text:p>
          <text:p text:style-name="P3"><text:span text:style-name="T1">listes locale</text:span></text:p>
          <text:p text:style-name="P3"><text:span text:style-name="T1">et distante et de</text:span></text:p>
          <text:p text:style-name="P3"><text:span text:style-name="T1">l’indexe des dossi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xml:id="id23" draw:id="id23" draw:layer="layout" svg:width="4.3cm" svg:height="1.9cm" svg:x="9.834cm" svg:y="9.549cm">
          <text:p text:style-name="P3"><text:span text:style-name="T1">Comparaison des</text:span></text:p>
          <text:p text:style-name="P3"><text:span text:style-name="T1">listes et interactions</text:span></text:p>
          <text:p text:style-name="P3"><text:span text:style-name="T1">avec les fichi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6.341cm" svg:y1="13.266cm" svg:x2="26.338cm" svg:y2="12.4cm" draw:start-shape="id6" draw:start-glue-point="4" draw:end-shape="id11" draw:end-glue-point="2" svg:d="M26341 13266v-433h-3v-433" svg:viewBox="0 0 4 867">
          <text:p/>
        </draw:connector>
        <draw:connector draw:style-name="gr9" draw:text-style-name="P5" draw:layer="layout" svg:x1="26.338cm" svg:y1="11.783cm" svg:x2="26.333cm" svg:y2="10.7cm" draw:start-shape="id11" draw:start-glue-point="0" draw:end-shape="id12" draw:end-glue-point="2" svg:d="M26338 11783v-542h-5v-541" svg:viewBox="0 0 6 1084">
          <text:p/>
        </draw:connector>
        <draw:connector draw:style-name="gr9" draw:text-style-name="P5" draw:layer="layout" svg:x1="26.333cm" svg:y1="9.1cm" svg:x2="26.333cm" svg:y2="8cm" draw:start-shape="id12" draw:start-glue-point="0" draw:end-shape="id13" draw:end-glue-point="6" svg:d="M26333 9100v-1100" svg:viewBox="0 0 1 1101">
          <text:p/>
        </draw:connector>
        <draw:connector draw:style-name="gr9" draw:text-style-name="P5" draw:layer="layout" svg:x1="26.333cm" svg:y1="4.2cm" svg:x2="26.33cm" svg:y2="2.8cm" draw:start-shape="id13" draw:start-glue-point="4" draw:end-shape="id14" draw:end-glue-point="2" svg:d="M26333 4200v-700h-3v-700" svg:viewBox="0 0 4 1401">
          <text:p/>
        </draw:connector>
        <draw:connector draw:style-name="gr9" draw:text-style-name="P5" draw:layer="layout" svg:x1="25.626cm" svg:y1="2.491cm" svg:x2="20.8cm" svg:y2="2.483cm" draw:start-shape="id14" draw:start-glue-point="3" draw:end-shape="id15" draw:end-glue-point="1" svg:d="M25626 2491h-2413v-8h-2413" svg:viewBox="0 0 4827 9">
          <text:p/>
        </draw:connector>
        <draw:connector draw:style-name="gr9" draw:text-style-name="P5" draw:layer="layout" svg:x1="18.1cm" svg:y1="3.483cm" svg:x2="18.1cm" svg:y2="5.051cm" draw:start-shape="id15" draw:start-glue-point="2" draw:end-shape="id16" draw:end-glue-point="0" svg:d="M18100 3483v1568" svg:viewBox="0 0 1 1569">
          <text:p/>
        </draw:connector>
        <draw:connector draw:style-name="gr9" draw:text-style-name="P5" draw:layer="layout" svg:x1="23.883cm" svg:y1="6.1cm" svg:x2="22.8cm" svg:y2="6.102cm" draw:start-shape="id13" draw:start-glue-point="5" draw:end-shape="id17" draw:end-glue-point="1" svg:d="M23883 6100h-541v2h-542" svg:viewBox="0 0 1084 3">
          <text:p/>
        </draw:connector>
        <draw:connector draw:style-name="gr9" draw:text-style-name="P5" draw:layer="layout" svg:x1="21.484cm" svg:y1="6.102cm" svg:x2="20.3cm" svg:y2="6.101cm" draw:start-shape="id17" draw:start-glue-point="3" draw:end-shape="id16" draw:end-glue-point="1" svg:d="M21484 6102h-592v-1h-592" svg:viewBox="0 0 1185 2">
          <text:p/>
        </draw:connector>
        <draw:connector draw:style-name="gr9" draw:text-style-name="P5" draw:layer="layout" svg:x1="15.9cm" svg:y1="6.101cm" svg:x2="14.483cm" svg:y2="6.101cm" draw:start-shape="id16" draw:start-glue-point="3" draw:end-shape="id18" draw:end-glue-point="1" svg:d="M15900 6101h-1417" svg:viewBox="0 0 1418 1">
          <text:p/>
        </draw:connector>
        <draw:connector draw:style-name="gr19" draw:text-style-name="P5" draw:layer="layout" svg:x1="9.483cm" svg:y1="6.101cm" svg:x2="5.2cm" svg:y2="6.1cm" draw:start-shape="id18" draw:start-glue-point="3" draw:end-shape="id19" draw:end-glue-point="7" svg:d="M9483 6101h-2141v-1h-2142" svg:viewBox="0 0 4284 2">
          <text:p/>
        </draw:connector>
        <draw:connector draw:style-name="gr9" draw:text-style-name="P5" draw:layer="layout" svg:x1="3.05cm" svg:y1="4.1cm" svg:x2="3.058cm" svg:y2="2.83cm" draw:start-shape="id19" draw:start-glue-point="4" draw:end-shape="id20" draw:end-glue-point="2" svg:d="M3050 4100v-634h8v-636" svg:viewBox="0 0 9 1271">
          <text:p/>
        </draw:connector>
        <draw:connector draw:style-name="gr9" draw:text-style-name="P5" draw:layer="layout" svg:x1="3.716cm" svg:y1="2.515cm" svg:x2="11.983cm" svg:y2="4.751cm" draw:start-shape="id20" draw:start-glue-point="1" draw:end-shape="id18" draw:end-glue-point="0" svg:d="M3716 2515h8267v2236" svg:viewBox="0 0 8268 2237">
          <text:p/>
        </draw:connector>
        <draw:connector draw:style-name="gr19" draw:text-style-name="P5" draw:layer="layout" svg:x1="3.05cm" svg:y1="8.1cm" svg:x2="3.047cm" svg:y2="10.2cm" draw:start-shape="id19" draw:start-glue-point="6" draw:end-shape="id21" svg:d="M3050 8100v1050h-3v1050" svg:viewBox="0 0 4 2101">
          <text:p/>
        </draw:connector>
        <draw:connector draw:style-name="gr19" draw:text-style-name="P5" draw:layer="layout" svg:x1="3.751cm" svg:y1="10.508cm" svg:x2="4.713cm" svg:y2="10.5cm" draw:start-shape="id21" draw:start-glue-point="1" draw:end-shape="id22" draw:end-glue-point="3" svg:d="M3751 10508h482v-8h480" svg:viewBox="0 0 963 9">
          <text:p/>
        </draw:connector>
        <draw:connector draw:style-name="gr19" draw:text-style-name="P5" draw:layer="layout" svg:x1="8.913cm" svg:y1="10.5cm" svg:x2="9.834cm" svg:y2="10.499cm" draw:start-shape="id22" draw:start-glue-point="1" draw:end-shape="id23" draw:end-glue-point="3" svg:d="M8913 10500h461v-1h460" svg:viewBox="0 0 922 2">
          <text:p/>
        </draw:connector>
        <draw:connector draw:style-name="gr19" draw:text-style-name="P5" draw:layer="layout" svg:x1="11.984cm" svg:y1="9.549cm" svg:x2="11.983cm" svg:y2="7.451cm" draw:start-shape="id23" draw:start-glue-point="0" draw:end-shape="id18" draw:end-glue-point="2" svg:d="M11984 9549v-1049h-1v-1049" svg:viewBox="0 0 2 2099">
          <text:p/>
        </draw:connector>
        <draw:custom-shape draw:style-name="gr20" draw:text-style-name="P9" draw:layer="layout" svg:width="1.6cm" svg:height="1.6cm" svg:x="6.3cm" svg:y="6.8cm"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>Boucle de synchronisation</text:span></text:p>
          <draw:enhanced-geometry svg:viewBox="0 0 21600 21600" draw:text-areas="0 0 21600 21600" draw:mirror-horizontal="true" draw:type="circular-arrow" draw:modifiers="42.1058119443371 -17.6599529808577 8516.530114194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09:10:01.880000000</meta:creation-date>
    <dc:date>2017-06-02T14:25:59.123000000</dc:date>
    <meta:editing-duration>PT20M56S</meta:editing-duration>
    <meta:editing-cycles>7</meta:editing-cycles>
    <meta:generator>LibreOffice/5.3.2.2$Windows_x86 LibreOffice_project/6cd4f1ef626f15116896b1d8e1398b56da0d0ee1</meta:generator>
    <meta:document-statistic meta:object-count="51"/>
  </office:meta>
</office:document-meta>
</file>